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LOS CABANILLAS VI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CRESTA ROJA EIR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ANILLAS VIGO, CARLO IV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ONAL RODRIGUEZ RI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3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918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8:28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